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3deb3d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marker-end="Стили_20_стрелок_20_1" draw:textarea-horizontal-align="center" draw:textarea-vertical-align="middle"/>
    </style:style>
    <style:style style:name="gr5" style:family="graphic" style:parent-style-name="standard">
      <style:graphic-properties draw:marker-end="Стили_20_стрелок_20_1"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9999ff" draw:textarea-horizontal-align="center" draw:textarea-vertical-align="middle"/>
    </style:style>
    <style:style style:name="gr7" style:family="graphic" style:parent-style-name="_32_22">
      <style:graphic-properties draw:fill="solid" draw:fill-color="#99ccff"/>
    </style:style>
    <style:style style:name="gr8" style:family="graphic" style:parent-style-name="standard">
      <style:graphic-properties draw:stroke="dash" draw:stroke-dash="Fine_20_Dashed" svg:stroke-width="0.2cm" svg:stroke-color="#33cc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_32_22">
      <style:graphic-properties draw:fill="solid" draw:fill-color="#3deb3d"/>
    </style:style>
    <style:style style:name="gr10" style:family="graphic" style:parent-style-name="_34_44">
      <style:graphic-properties draw:fill="solid" draw:fill-color="#83caff"/>
    </style:style>
    <style:style style:name="gr11" style:family="graphic" style:parent-style-name="_34_44">
      <style:graphic-properties draw:fill="solid" draw:fill-color="#83caff"/>
    </style:style>
    <style:style style:name="gr12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start="Стили_20_стрелок_20_1" draw:textarea-horizontal-align="center" draw:textarea-vertical-align="middle"/>
    </style:style>
    <style:style style:name="gr15" style:family="graphic" style:parent-style-name="standard">
      <style:graphic-properties draw:marker-end="Стили_20_стрелок_20_1" draw:fill="solid" draw:fill-color="#3deb3d" draw:textarea-horizontal-align="center" draw:textarea-vertical-align="middle"/>
    </style:style>
    <style:style style:name="gr16" style:family="graphic" style:parent-style-name="_31_11">
      <style:graphic-properties draw:fill="solid" draw:fill-color="#3deb3d"/>
    </style:style>
    <style:style style:name="gr17" style:family="graphic" style:parent-style-name="_34_44">
      <style:graphic-properties draw:fill="solid" draw:fill-color="#3deb3d"/>
    </style:style>
    <style:style style:name="gr18" style:family="graphic" style:parent-style-name="_34_44">
      <style:graphic-properties draw:fill="solid" draw:fill-color="#3deb3d"/>
    </style:style>
    <style:style style:name="gr19" style:family="graphic" style:parent-style-name="standard">
      <style:graphic-properties draw:stroke="dash" draw:stroke-dash="Fine_20_Dashed" svg:stroke-width="0.1cm" draw:marker-start-width="0.35cm" draw:marker-end-width="0.35cm" draw:fill="solid" draw:fill-color="#3deb3d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marker-start="Стили_20_стрелок_20_1" draw:fill="solid" draw:fill-color="#3deb3d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id="id1" draw:layer="layout" svg:width="1.5cm" svg:height="1.5cm" svg:x="30cm" svg:y="5.9cm">
          <text:p text:style-name="P1">101</text:p>
        </draw:circle>
        <draw:circle draw:style-name="gr2" draw:text-style-name="P1" draw:id="id2" draw:layer="layout" svg:width="1.5cm" svg:height="1.5cm" svg:x="13.5cm" svg:y="9.335cm">
          <text:p text:style-name="P1">201</text:p>
        </draw:circle>
        <draw:circle draw:style-name="gr3" draw:text-style-name="P1" draw:id="id3" draw:layer="layout" svg:width="1.5cm" svg:height="1.5cm" svg:x="16.5cm" svg:y="9.335cm">
          <text:p text:style-name="P1">202</text:p>
        </draw:circle>
        <draw:circle draw:style-name="gr3" draw:text-style-name="P1" draw:id="id4" draw:layer="layout" svg:width="1.5cm" svg:height="1.5cm" svg:x="19.5cm" svg:y="9.335cm">
          <text:p text:style-name="P1">203</text:p>
        </draw:circle>
        <draw:connector draw:style-name="gr4" draw:text-style-name="P1" draw:layer="layout" draw:type="line" svg:x1="30.75cm" svg:y1="7.4cm" svg:x2="14.25cm" svg:y2="9.335cm" draw:start-shape="id1" draw:end-shape="id2" draw:end-glue-point="0" svg:d="m30750 7400-16500 1935">
          <text:p/>
        </draw:connector>
        <draw:connector draw:style-name="gr4" draw:text-style-name="P1" draw:layer="layout" draw:type="line" svg:x1="30.75cm" svg:y1="7.4cm" svg:x2="17.25cm" svg:y2="9.335cm" draw:start-shape="id1" draw:start-glue-point="2" draw:end-shape="id3" svg:d="m30750 7400-13500 1935">
          <text:p/>
        </draw:connector>
        <draw:connector draw:style-name="gr4" draw:text-style-name="P1" draw:layer="layout" draw:type="line" svg:x1="30.75cm" svg:y1="7.4cm" svg:x2="20.25cm" svg:y2="9.335cm" draw:start-shape="id1" draw:start-glue-point="2" draw:end-shape="id4" draw:end-glue-point="0" svg:d="m30750 7400-10500 1935">
          <text:p/>
        </draw:connector>
        <draw:circle draw:style-name="gr2" draw:text-style-name="P1" draw:id="id6" draw:layer="layout" svg:width="1.5cm" svg:height="1.5cm" svg:x="10.5cm" svg:y="12.4cm">
          <text:p text:style-name="P1">302</text:p>
        </draw:circle>
        <draw:circle draw:style-name="gr2" draw:text-style-name="P1" draw:id="id7" draw:layer="layout" svg:width="1.5cm" svg:height="1.5cm" svg:x="13.5cm" svg:y="12.4cm">
          <text:p text:style-name="P1">303</text:p>
        </draw:circle>
        <draw:circle draw:style-name="gr2" draw:text-style-name="P1" draw:id="id8" draw:layer="layout" svg:width="1.5cm" svg:height="1.5cm" svg:x="16.5cm" svg:y="12.4cm">
          <text:p text:style-name="P1">304</text:p>
        </draw:circle>
        <draw:circle draw:style-name="gr2" draw:text-style-name="P1" draw:id="id5" draw:layer="layout" svg:width="1.5cm" svg:height="1.5cm" svg:x="8cm" svg:y="12.4cm">
          <text:p text:style-name="P1">301</text:p>
        </draw:circle>
        <draw:connector draw:style-name="gr5" draw:text-style-name="P1" draw:layer="layout" draw:type="line" svg:x1="14.25cm" svg:y1="10.835cm" svg:x2="8.75cm" svg:y2="12.4cm" draw:start-shape="id2" draw:start-glue-point="2" draw:end-shape="id5" svg:d="m14250 10835-5500 1565">
          <text:p/>
        </draw:connector>
        <draw:connector draw:style-name="gr5" draw:text-style-name="P1" draw:layer="layout" draw:type="line" svg:x1="14.25cm" svg:y1="10.835cm" svg:x2="11.25cm" svg:y2="12.4cm" draw:start-shape="id2" draw:start-glue-point="2" draw:end-shape="id6" draw:end-glue-point="0" svg:d="m14250 10835-3000 1565">
          <text:p/>
        </draw:connector>
        <draw:connector draw:style-name="gr5" draw:text-style-name="P1" draw:layer="layout" draw:type="line" svg:x1="14.25cm" svg:y1="10.835cm" svg:x2="14.25cm" svg:y2="12.4cm" draw:start-shape="id2" draw:start-glue-point="2" draw:end-shape="id7" draw:end-glue-point="0" svg:d="m14250 10835v1565">
          <text:p/>
        </draw:connector>
        <draw:connector draw:style-name="gr5" draw:text-style-name="P1" draw:layer="layout" draw:type="line" svg:x1="14.25cm" svg:y1="10.835cm" svg:x2="17.25cm" svg:y2="12.4cm" draw:start-shape="id2" draw:start-glue-point="2" draw:end-shape="id8" draw:end-glue-point="0" svg:d="m14250 10835 3000 1565">
          <text:p/>
        </draw:connector>
        <draw:connector draw:style-name="gr5" draw:text-style-name="P1" draw:layer="layout" draw:type="line" svg:x1="17.25cm" svg:y1="10.835cm" svg:x2="17.25cm" svg:y2="12.4cm" draw:start-shape="id3" draw:start-glue-point="2" draw:end-shape="id8" draw:end-glue-point="0" svg:d="m17250 10835v1565">
          <text:p/>
        </draw:connector>
        <draw:circle draw:style-name="gr3" draw:text-style-name="P1" draw:id="id9" draw:layer="layout" svg:width="1.5cm" svg:height="1.5cm" svg:x="19.5cm" svg:y="12.4cm">
          <text:p text:style-name="P1">305</text:p>
        </draw:circle>
        <draw:connector draw:style-name="gr5" draw:text-style-name="P1" draw:layer="layout" draw:type="line" svg:x1="20.25cm" svg:y1="10.835cm" svg:x2="20.25cm" svg:y2="12.4cm" draw:start-shape="id4" draw:end-shape="id9" draw:end-glue-point="0" svg:d="m20250 10835v1565">
          <text:p/>
        </draw:connector>
        <draw:connector draw:style-name="gr5" draw:text-style-name="P1" draw:layer="layout" draw:type="line" svg:x1="17.25cm" svg:y1="10.835cm" svg:x2="20.25cm" svg:y2="12.4cm" draw:start-shape="id3" draw:start-glue-point="2" draw:end-shape="id9" svg:d="m17250 10835 3000 1565">
          <text:p/>
        </draw:connector>
        <draw:circle draw:style-name="gr3" draw:text-style-name="P1" draw:id="id10" draw:layer="layout" svg:width="1.5cm" svg:height="1.5cm" svg:x="22cm" svg:y="12.4cm">
          <text:p text:style-name="P1">306</text:p>
        </draw:circle>
        <draw:connector draw:style-name="gr5" draw:text-style-name="P1" draw:layer="layout" draw:type="line" svg:x1="20.25cm" svg:y1="10.835cm" svg:x2="22.75cm" svg:y2="12.4cm" draw:start-shape="id4" draw:start-glue-point="2" draw:end-shape="id10" draw:end-glue-point="0" svg:d="m20250 10835 2500 1565">
          <text:p/>
        </draw:connector>
        <draw:circle draw:style-name="gr3" draw:text-style-name="P1" draw:id="id11" draw:layer="layout" svg:width="1.5cm" svg:height="1.5cm" svg:x="24.5cm" svg:y="9.335cm">
          <text:p text:style-name="P1">204</text:p>
        </draw:circle>
        <draw:connector draw:style-name="gr4" draw:text-style-name="P1" draw:layer="layout" draw:type="line" svg:x1="30.75cm" svg:y1="7.4cm" svg:x2="25.25cm" svg:y2="9.335cm" draw:start-shape="id1" draw:start-glue-point="2" draw:end-shape="id11" draw:end-glue-point="0" svg:d="m30750 7400-5500 1935">
          <text:p/>
        </draw:connector>
        <draw:circle draw:style-name="gr3" draw:text-style-name="P1" draw:id="id12" draw:layer="layout" svg:width="1.5cm" svg:height="1.5cm" svg:x="24.5cm" svg:y="12.4cm">
          <text:p text:style-name="P1">307</text:p>
        </draw:circle>
        <draw:circle draw:style-name="gr3" draw:text-style-name="P1" draw:id="id13" draw:layer="layout" svg:width="1.5cm" svg:height="1.5cm" svg:x="27.5cm" svg:y="12.4cm">
          <text:p text:style-name="P1">308</text:p>
        </draw:circle>
        <draw:connector draw:style-name="gr5" draw:text-style-name="P1" draw:layer="layout" draw:type="line" svg:x1="25.25cm" svg:y1="10.835cm" svg:x2="25.25cm" svg:y2="12.4cm" draw:start-shape="id11" draw:start-glue-point="2" draw:end-shape="id12" draw:end-glue-point="0" svg:d="m25250 10835v1565">
          <text:p/>
        </draw:connector>
        <draw:connector draw:style-name="gr5" draw:text-style-name="P1" draw:layer="layout" draw:type="line" svg:x1="25.25cm" svg:y1="10.835cm" svg:x2="28.25cm" svg:y2="12.4cm" draw:start-shape="id11" draw:start-glue-point="2" draw:end-shape="id13" draw:end-glue-point="0" svg:d="m25250 10835 3000 1565">
          <text:p/>
        </draw:connector>
        <draw:circle draw:style-name="gr3" draw:text-style-name="P1" draw:id="id24" draw:layer="layout" svg:width="1.5cm" svg:height="1.5cm" svg:x="24.5cm" svg:y="12.4cm">
          <text:p text:style-name="P1">307</text:p>
        </draw:circle>
        <draw:circle draw:style-name="gr2" draw:text-style-name="P1" draw:id="id14" draw:layer="layout" svg:width="1.5cm" svg:height="1.5cm" svg:x="30cm" svg:y="9.335cm">
          <text:p text:style-name="P1">205</text:p>
        </draw:circle>
        <draw:circle draw:style-name="gr1" draw:text-style-name="P1" draw:layer="layout" svg:width="1.5cm" svg:height="1.5cm" svg:x="30cm" svg:y="12.4cm">
          <text:p text:style-name="P1">307</text:p>
        </draw:circle>
        <draw:circle draw:style-name="_31_11" draw:id="id16" draw:layer="layout" svg:width="1.5cm" svg:height="1.5cm" svg:x="33cm" svg:y="12.4cm">
          <text:p>310</text:p>
        </draw:circle>
        <draw:circle draw:style-name="_31_11" draw:id="id15" draw:layer="layout" svg:width="1.5cm" svg:height="1.5cm" svg:x="30cm" svg:y="12.4cm">
          <text:p>309</text:p>
        </draw:circle>
        <draw:connector draw:style-name="gr4" draw:text-style-name="P1" draw:layer="layout" draw:type="line" svg:x1="30.75cm" svg:y1="7.4cm" svg:x2="30.75cm" svg:y2="9.335cm" draw:start-shape="id1" draw:start-glue-point="2" draw:end-shape="id14" draw:end-glue-point="0" svg:d="m30750 7400v1935">
          <text:p/>
        </draw:connector>
        <draw:connector draw:style-name="gr4" draw:text-style-name="P1" draw:layer="layout" draw:type="line" svg:x1="30.75cm" svg:y1="10.835cm" svg:x2="30.75cm" svg:y2="12.4cm" draw:start-shape="id14" draw:end-shape="id15" draw:end-glue-point="0" svg:d="m30750 10835v1565">
          <text:p/>
        </draw:connector>
        <draw:connector draw:style-name="gr4" draw:text-style-name="P1" draw:layer="layout" draw:type="line" svg:x1="30.75cm" svg:y1="10.835cm" svg:x2="33.75cm" svg:y2="12.4cm" draw:start-shape="id14" draw:start-glue-point="2" draw:end-shape="id16" svg:d="m30750 10835 3000 1565">
          <text:p/>
        </draw:connector>
        <draw:circle draw:style-name="gr2" draw:text-style-name="P1" draw:id="id18" draw:layer="layout" svg:width="1.5cm" svg:height="1.5cm" svg:x="19.5cm" svg:y="15.875cm">
          <text:p text:style-name="P1">401</text:p>
        </draw:circle>
        <draw:circle draw:style-name="gr6" draw:text-style-name="P1" draw:id="id17" draw:layer="layout" svg:width="1.5cm" svg:height="1.5cm" svg:x="43cm" svg:y="2.9cm">
          <text:p text:style-name="P1">999</text:p>
        </draw:circle>
        <draw:connector draw:style-name="gr4" draw:text-style-name="P1" draw:layer="layout" draw:type="line" svg:x1="43.75cm" svg:y1="4.4cm" svg:x2="30.75cm" svg:y2="9.335cm" draw:start-shape="id17" draw:start-glue-point="2" draw:end-shape="id14" draw:end-glue-point="0" svg:d="m43750 4400-13000 4935">
          <text:p/>
        </draw:connector>
        <draw:connector draw:style-name="gr4" draw:text-style-name="P1" draw:layer="layout" draw:type="line" svg:x1="30.75cm" svg:y1="13.9cm" svg:x2="20.25cm" svg:y2="15.875cm" draw:start-shape="id15" draw:start-glue-point="2" draw:end-shape="id18" draw:end-glue-point="0" svg:d="m30750 13900-10500 1975">
          <text:p/>
        </draw:connector>
        <draw:connector draw:style-name="gr5" draw:text-style-name="P1" draw:layer="layout" draw:type="line" svg:x1="8.75cm" svg:y1="13.9cm" svg:x2="20.25cm" svg:y2="15.875cm" draw:start-shape="id5" draw:start-glue-point="2" draw:end-shape="id18" svg:d="m8750 13900 11500 1975">
          <text:p/>
        </draw:connector>
        <draw:circle draw:style-name="gr3" draw:text-style-name="P1" draw:id="id19" draw:layer="layout" svg:width="1.5cm" svg:height="1.5cm" svg:x="35.266cm" svg:y="9.335cm">
          <text:p text:style-name="P1">206</text:p>
        </draw:circle>
        <draw:circle draw:style-name="gr3" draw:text-style-name="P1" draw:layer="layout" svg:width="1.5cm" svg:height="1.5cm" svg:x="35.266cm" svg:y="12.4cm">
          <text:p text:style-name="P1">307</text:p>
        </draw:circle>
        <draw:circle draw:style-name="gr3" draw:text-style-name="P1" draw:id="id20" draw:layer="layout" svg:width="1.5cm" svg:height="1.5cm" svg:x="38.266cm" svg:y="12.4cm">
          <text:p text:style-name="P1">312</text:p>
        </draw:circle>
        <draw:connector draw:style-name="gr4" draw:text-style-name="P1" draw:layer="layout" draw:type="line" svg:x1="36.016cm" svg:y1="10.835cm" svg:x2="39.016cm" svg:y2="12.4cm" draw:start-shape="id19" draw:start-glue-point="2" draw:end-shape="id20" draw:end-glue-point="0" svg:d="m36016 10835 3000 1565">
          <text:p/>
        </draw:connector>
        <draw:circle draw:style-name="gr3" draw:text-style-name="P1" draw:id="id21" draw:layer="layout" svg:width="1.5cm" svg:height="1.5cm" svg:x="35.266cm" svg:y="12.4cm">
          <text:p text:style-name="P1">311</text:p>
        </draw:circle>
        <draw:connector draw:style-name="gr5" draw:text-style-name="P1" draw:layer="layout" draw:type="line" svg:x1="36.016cm" svg:y1="10.841cm" svg:x2="36.016cm" svg:y2="12.4cm" draw:end-shape="id21" draw:end-glue-point="0" svg:d="m36016 10841v1559">
          <text:p/>
        </draw:connector>
        <draw:connector draw:style-name="gr4" draw:text-style-name="P1" draw:layer="layout" draw:type="line" svg:x1="30.75cm" svg:y1="7.4cm" svg:x2="36.016cm" svg:y2="9.335cm" draw:start-shape="id1" draw:start-glue-point="2" draw:end-shape="id19" draw:end-glue-point="0" svg:d="m30750 7400 5266 1935">
          <text:p/>
        </draw:connector>
        <draw:circle draw:style-name="gr7" draw:id="id23" draw:layer="layout" svg:width="1.5cm" svg:height="1.5cm" svg:x="24.5cm" svg:y="19cm">
          <text:p>501</text:p>
        </draw:circle>
        <draw:circle draw:style-name="gr7" draw:id="id22" draw:layer="layout" svg:width="1.5cm" svg:height="1.5cm" svg:x="24.5cm" svg:y="15.875cm">
          <draw:glue-point draw:id="4" svg:x="-5.006cm" svg:y="0.066cm"/>
          <text:p>402</text:p>
        </draw:circle>
        <draw:connector draw:style-name="gr5" draw:text-style-name="P1" draw:layer="layout" draw:type="line" svg:x1="25.25cm" svg:y1="17.375cm" svg:x2="25.25cm" svg:y2="19cm" draw:start-shape="id22" draw:start-glue-point="2" draw:end-shape="id23" draw:end-glue-point="0" svg:d="m25250 17375v1625">
          <text:p/>
        </draw:connector>
        <draw:connector draw:style-name="gr5" draw:text-style-name="P1" draw:layer="layout" draw:type="line" svg:x1="25.25cm" svg:y1="13.9cm" svg:x2="25.25cm" svg:y2="15.875cm" draw:start-shape="id24" draw:start-glue-point="2" draw:end-shape="id22" draw:end-glue-point="0" svg:d="m25250 13900v1975">
          <text:p/>
        </draw:connector>
        <draw:line draw:style-name="gr8" draw:text-style-name="P1" draw:layer="layout" svg:x1="6cm" svg:y1="5.5cm" svg:x2="51.5cm" svg:y2="5.5cm">
          <text:p/>
        </draw:line>
        <draw:circle draw:style-name="gr1" draw:text-style-name="P1" draw:id="id25" draw:layer="layout" svg:width="1.5cm" svg:height="1.5cm" svg:x="40.5cm" svg:y="9.335cm">
          <text:p text:style-name="P1">207</text:p>
        </draw:circle>
        <draw:circle draw:style-name="gr1" draw:text-style-name="P1" draw:layer="layout" svg:width="1.5cm" svg:height="1.5cm" svg:x="40.5cm" svg:y="12.4cm">
          <text:p text:style-name="P1">307</text:p>
        </draw:circle>
        <draw:circle draw:style-name="gr1" draw:text-style-name="P1" draw:id="id26" draw:layer="layout" svg:width="1.5cm" svg:height="1.5cm" svg:x="43.5cm" svg:y="12.4cm">
          <text:p text:style-name="P1">314</text:p>
        </draw:circle>
        <draw:connector draw:style-name="gr4" draw:text-style-name="P1" draw:layer="layout" draw:type="line" svg:x1="41.25cm" svg:y1="10.835cm" svg:x2="44.25cm" svg:y2="12.4cm" draw:start-shape="id25" draw:start-glue-point="2" draw:end-shape="id26" draw:end-glue-point="0" svg:d="m41250 10835 3000 1565">
          <text:p/>
        </draw:connector>
        <draw:circle draw:style-name="gr1" draw:text-style-name="P1" draw:id="id27" draw:layer="layout" svg:width="1.5cm" svg:height="1.5cm" svg:x="40.5cm" svg:y="12.4cm">
          <text:p text:style-name="P1">313</text:p>
        </draw:circle>
        <draw:connector draw:style-name="gr4" draw:text-style-name="P1" draw:layer="layout" draw:type="line" svg:x1="41.25cm" svg:y1="10.771cm" svg:x2="41.25cm" svg:y2="12.4cm" draw:end-shape="id27" draw:end-glue-point="0" svg:d="m41250 10771v1629">
          <text:p/>
        </draw:connector>
        <draw:connector draw:style-name="gr4" draw:text-style-name="P1" draw:layer="layout" draw:type="line" svg:x1="30.75cm" svg:y1="7.4cm" svg:x2="41.25cm" svg:y2="9.335cm" draw:start-shape="id1" draw:start-glue-point="2" draw:end-shape="id25" draw:end-glue-point="0" svg:d="m30750 7400 10500 1935">
          <text:p/>
        </draw:connector>
        <draw:circle draw:style-name="gr7" draw:id="id29" draw:layer="layout" svg:width="1.5cm" svg:height="1.5cm" svg:x="35.3cm" svg:y="19cm">
          <text:p>502</text:p>
        </draw:circle>
        <draw:circle draw:style-name="gr7" draw:id="id28" draw:layer="layout" svg:width="1.5cm" svg:height="1.5cm" svg:x="35.3cm" svg:y="15.875cm">
          <text:p>403</text:p>
        </draw:circle>
        <draw:connector draw:style-name="gr5" draw:text-style-name="P1" draw:layer="layout" draw:type="line" svg:x1="36.05cm" svg:y1="17.375cm" svg:x2="36.05cm" svg:y2="19cm" draw:start-shape="id28" draw:start-glue-point="2" draw:end-shape="id29" draw:end-glue-point="0" svg:d="m36050 17375v1625">
          <text:p/>
        </draw:connector>
        <draw:connector draw:style-name="gr5" draw:text-style-name="P1" draw:layer="layout" draw:type="line" svg:x1="36.016cm" svg:y1="13.9cm" svg:x2="36.05cm" svg:y2="15.875cm" draw:start-shape="id21" draw:start-glue-point="2" draw:end-shape="id28" draw:end-glue-point="0" svg:d="m36016 13900 34 1975">
          <text:p/>
        </draw:connector>
        <draw:circle draw:style-name="gr9" draw:id="id30" draw:layer="layout" svg:width="1.5cm" svg:height="1.5cm" svg:x="38.5cm" svg:y="19cm">
          <text:p>503</text:p>
        </draw:circle>
        <draw:connector draw:style-name="gr4" draw:text-style-name="P1" draw:layer="layout" draw:type="line" svg:x1="36.05cm" svg:y1="17.375cm" svg:x2="39.25cm" svg:y2="19cm" draw:start-shape="id28" draw:start-glue-point="2" draw:end-shape="id30" draw:end-glue-point="0" svg:d="m36050 17375 3200 1625">
          <text:p/>
        </draw:connector>
        <draw:connector draw:style-name="gr4" draw:text-style-name="P1" draw:layer="layout" draw:type="curve" draw:line-skew="-0.7cm" svg:x1="43.75cm" svg:y1="4.4cm" svg:x2="39.25cm" svg:y2="19cm" draw:start-shape="id17" draw:start-glue-point="2" draw:end-shape="id30" draw:end-glue-point="0" svg:d="m43750 4400c0 9900-4500 2600-4500 14600">
          <text:p/>
        </draw:connector>
        <draw:circle draw:style-name="gr10" draw:id="id31" draw:layer="layout" svg:width="1.5cm" svg:height="1.5cm" svg:x="45.5cm" svg:y="9.335cm">
          <text:p>208</text:p>
        </draw:circle>
        <draw:circle draw:style-name="gr10" draw:layer="layout" svg:width="1.5cm" svg:height="1.5cm" svg:x="45.5cm" svg:y="12.4cm">
          <text:p>307</text:p>
        </draw:circle>
        <draw:circle draw:style-name="_31_11" draw:id="id32" draw:layer="layout" svg:width="1.5cm" svg:height="1.5cm" svg:x="48.5cm" svg:y="12.4cm">
          <text:p>316</text:p>
        </draw:circle>
        <draw:connector draw:style-name="gr4" draw:text-style-name="P1" draw:layer="layout" draw:type="line" svg:x1="46.25cm" svg:y1="10.835cm" svg:x2="49.25cm" svg:y2="12.4cm" draw:start-shape="id31" draw:start-glue-point="2" draw:end-shape="id32" draw:end-glue-point="0" svg:d="m46250 10835 3000 1565">
          <text:p/>
        </draw:connector>
        <draw:circle draw:style-name="gr10" draw:id="id33" draw:layer="layout" svg:width="1.5cm" svg:height="1.5cm" svg:x="45.5cm" svg:y="12.4cm">
          <text:p>315</text:p>
        </draw:circle>
        <draw:connector draw:style-name="gr11" draw:layer="layout" draw:type="line" svg:x1="46.25cm" svg:y1="10.771cm" svg:x2="46.25cm" svg:y2="12.4cm" draw:end-shape="id33" draw:end-glue-point="0" svg:d="m46250 10771v1629">
          <text:p/>
        </draw:connector>
        <draw:connector draw:style-name="gr4" draw:text-style-name="P1" draw:layer="layout" draw:type="curve" svg:x1="43.75cm" svg:y1="4.4cm" svg:x2="49.25cm" svg:y2="12.4cm" draw:start-shape="id17" draw:start-glue-point="2" draw:end-shape="id32" draw:end-glue-point="0" svg:d="m43750 4400c0 6000 5500 2000 5500 8000">
          <text:p/>
        </draw:connector>
        <draw:connector draw:style-name="gr4" draw:text-style-name="P1" draw:layer="layout" draw:type="line" svg:x1="30.75cm" svg:y1="7.4cm" svg:x2="46.25cm" svg:y2="9.335cm" draw:start-shape="id1" draw:start-glue-point="2" draw:end-shape="id31" draw:end-glue-point="0" svg:d="m30750 7400 15500 1935">
          <text:p/>
        </draw:connector>
        <draw:circle draw:style-name="gr3" draw:text-style-name="P1" draw:id="id35" draw:layer="layout" svg:width="1.5cm" svg:height="1.5cm" svg:x="52.568cm" svg:y="12.4cm">
          <text:p text:style-name="P1">306</text:p>
        </draw:circle>
        <draw:circle draw:style-name="gr3" draw:text-style-name="P1" draw:layer="layout" svg:width="1.5cm" svg:height="1.5cm" svg:x="56.4cm" svg:y="12.4cm">
          <text:p text:style-name="P1">306</text:p>
        </draw:circle>
        <draw:circle draw:style-name="gr10" draw:id="id34" draw:layer="layout" svg:width="1.5cm" svg:height="1.5cm" svg:x="52.568cm" svg:y="9.335cm">
          <text:p>209</text:p>
        </draw:circle>
        <draw:connector draw:style-name="gr4" draw:text-style-name="P1" draw:layer="layout" draw:type="line" svg:x1="53.318cm" svg:y1="10.835cm" svg:x2="53.318cm" svg:y2="12.4cm" draw:start-shape="id34" draw:start-glue-point="2" draw:end-shape="id35" draw:end-glue-point="0" svg:d="m53318 10835v1565">
          <text:p/>
        </draw:connector>
        <draw:connector draw:style-name="gr4" draw:text-style-name="P1" draw:layer="layout" draw:type="line" svg:x1="30.75cm" svg:y1="7.4cm" svg:x2="53.318cm" svg:y2="9.335cm" draw:end-shape="id34" draw:end-glue-point="0" svg:d="m30750 7400 22568 1935">
          <text:p/>
        </draw:connector>
        <draw:circle draw:style-name="gr7" draw:id="id36" draw:layer="layout" svg:width="1.5cm" svg:height="1.5cm" svg:x="52.568cm" svg:y="15.875cm">
          <text:p>404</text:p>
        </draw:circle>
        <draw:connector draw:style-name="gr5" draw:text-style-name="P1" draw:layer="layout" draw:type="line" svg:x1="53.318cm" svg:y1="13.9cm" svg:x2="53.318cm" svg:y2="15.875cm" draw:start-shape="id35" draw:start-glue-point="2" draw:end-shape="id36" draw:end-glue-point="0" svg:d="m53318 13900v1975">
          <text:p/>
        </draw:connector>
        <draw:line draw:style-name="gr12" draw:text-style-name="P1" draw:layer="layout" svg:x1="51.4cm" svg:y1="11.5cm" svg:x2="51.4cm" svg:y2="15cm">
          <text:p/>
        </draw:line>
        <draw:connector draw:style-name="gr13" draw:text-style-name="P1" draw:id="id37" draw:layer="layout" draw:type="curve" svg:x1="24.5cm" svg:y1="16.634cm" svg:x2="20.275cm" svg:y2="18.561cm" draw:start-shape="id22" draw:start-glue-point="4" svg:d="m24500 16634c-3544 0-1432 1927-4225 1927">
          <text:p/>
        </draw:connector>
        <draw:connector draw:style-name="gr14" draw:text-style-name="P1" draw:layer="layout" draw:type="curve" draw:line-skew="-12.124cm" svg:x1="30cm" svg:y1="6.65cm" svg:x2="20.275cm" svg:y2="18.561cm" draw:start-shape="id1" draw:start-glue-point="3" draw:end-shape="id37" draw:end-glue-point="3" svg:d="m30000 6650c-33525 0-28662 11911-9725 11911">
          <text:p/>
        </draw:connector>
        <draw:circle draw:style-name="gr2" draw:text-style-name="P1" draw:id="id38" draw:layer="layout" svg:width="1.5cm" svg:height="1.5cm" svg:x="29.832cm" svg:y="35.367cm">
          <text:p text:style-name="P1">101</text:p>
        </draw:circle>
        <draw:circle draw:style-name="gr2" draw:text-style-name="P1" draw:id="id39" draw:layer="layout" svg:width="1.5cm" svg:height="1.5cm" svg:x="13.332cm" svg:y="38.802cm">
          <text:p text:style-name="P1">201</text:p>
        </draw:circle>
        <draw:circle draw:style-name="gr2" draw:text-style-name="P1" draw:id="id40" draw:layer="layout" svg:width="1.5cm" svg:height="1.5cm" svg:x="16.332cm" svg:y="38.802cm">
          <text:p text:style-name="P1">202</text:p>
        </draw:circle>
        <draw:circle draw:style-name="gr2" draw:text-style-name="P1" draw:id="id41" draw:layer="layout" svg:width="1.5cm" svg:height="1.5cm" svg:x="19.332cm" svg:y="38.802cm">
          <text:p text:style-name="P1">203</text:p>
        </draw:circle>
        <draw:connector draw:style-name="gr15" draw:text-style-name="P1" draw:layer="layout" draw:type="line" svg:x1="30.582cm" svg:y1="36.867cm" svg:x2="14.082cm" svg:y2="38.802cm" draw:start-shape="id38" draw:end-shape="id39" draw:end-glue-point="0" svg:d="m30582 36867-16500 1935">
          <text:p/>
        </draw:connector>
        <draw:connector draw:style-name="gr15" draw:text-style-name="P1" draw:layer="layout" draw:type="line" svg:x1="30.582cm" svg:y1="36.867cm" svg:x2="17.082cm" svg:y2="38.802cm" draw:start-shape="id38" draw:start-glue-point="2" draw:end-shape="id40" svg:d="m30582 36867-13500 1935">
          <text:p/>
        </draw:connector>
        <draw:connector draw:style-name="gr15" draw:text-style-name="P1" draw:layer="layout" draw:type="line" svg:x1="30.582cm" svg:y1="36.867cm" svg:x2="20.082cm" svg:y2="38.802cm" draw:start-shape="id38" draw:start-glue-point="2" draw:end-shape="id41" draw:end-glue-point="0" svg:d="m30582 36867-10500 1935">
          <text:p/>
        </draw:connector>
        <draw:circle draw:style-name="gr2" draw:text-style-name="P1" draw:id="id43" draw:layer="layout" svg:width="1.5cm" svg:height="1.5cm" svg:x="10.332cm" svg:y="41.867cm">
          <text:p text:style-name="P1">302</text:p>
        </draw:circle>
        <draw:circle draw:style-name="gr2" draw:text-style-name="P1" draw:id="id44" draw:layer="layout" svg:width="1.5cm" svg:height="1.5cm" svg:x="13.332cm" svg:y="41.867cm">
          <text:p text:style-name="P1">303</text:p>
        </draw:circle>
        <draw:circle draw:style-name="gr2" draw:text-style-name="P1" draw:id="id45" draw:layer="layout" svg:width="1.5cm" svg:height="1.5cm" svg:x="16.332cm" svg:y="41.867cm">
          <text:p text:style-name="P1">304</text:p>
        </draw:circle>
        <draw:circle draw:style-name="gr2" draw:text-style-name="P1" draw:id="id42" draw:layer="layout" svg:width="1.5cm" svg:height="1.5cm" svg:x="7.832cm" svg:y="41.867cm">
          <text:p text:style-name="P1">301</text:p>
        </draw:circle>
        <draw:connector draw:style-name="gr15" draw:text-style-name="P1" draw:layer="layout" draw:type="line" svg:x1="14.082cm" svg:y1="40.302cm" svg:x2="8.582cm" svg:y2="41.867cm" draw:start-shape="id39" draw:start-glue-point="2" draw:end-shape="id42" svg:d="m14082 40302-5500 1565">
          <text:p/>
        </draw:connector>
        <draw:connector draw:style-name="gr15" draw:text-style-name="P1" draw:layer="layout" draw:type="line" svg:x1="14.082cm" svg:y1="40.302cm" svg:x2="11.082cm" svg:y2="41.867cm" draw:start-shape="id39" draw:start-glue-point="2" draw:end-shape="id43" draw:end-glue-point="0" svg:d="m14082 40302-3000 1565">
          <text:p/>
        </draw:connector>
        <draw:connector draw:style-name="gr15" draw:text-style-name="P1" draw:layer="layout" draw:type="line" svg:x1="14.082cm" svg:y1="40.302cm" svg:x2="14.082cm" svg:y2="41.867cm" draw:start-shape="id39" draw:start-glue-point="2" draw:end-shape="id44" draw:end-glue-point="0" svg:d="m14082 40302v1565">
          <text:p/>
        </draw:connector>
        <draw:connector draw:style-name="gr15" draw:text-style-name="P1" draw:layer="layout" draw:type="line" svg:x1="14.082cm" svg:y1="40.302cm" svg:x2="17.082cm" svg:y2="41.867cm" draw:start-shape="id39" draw:start-glue-point="2" draw:end-shape="id45" draw:end-glue-point="0" svg:d="m14082 40302 3000 1565">
          <text:p/>
        </draw:connector>
        <draw:connector draw:style-name="gr15" draw:text-style-name="P1" draw:layer="layout" draw:type="line" svg:x1="17.082cm" svg:y1="40.302cm" svg:x2="17.082cm" svg:y2="41.867cm" draw:start-shape="id40" draw:start-glue-point="2" draw:end-shape="id45" draw:end-glue-point="0" svg:d="m17082 40302v1565">
          <text:p/>
        </draw:connector>
        <draw:circle draw:style-name="gr2" draw:text-style-name="P1" draw:id="id46" draw:layer="layout" svg:width="1.5cm" svg:height="1.5cm" svg:x="19.332cm" svg:y="41.867cm">
          <text:p text:style-name="P1">305</text:p>
        </draw:circle>
        <draw:connector draw:style-name="gr15" draw:text-style-name="P1" draw:layer="layout" draw:type="line" svg:x1="20.082cm" svg:y1="40.302cm" svg:x2="20.082cm" svg:y2="41.867cm" draw:start-shape="id41" draw:end-shape="id46" draw:end-glue-point="0" svg:d="m20082 40302v1565">
          <text:p/>
        </draw:connector>
        <draw:connector draw:style-name="gr15" draw:text-style-name="P1" draw:layer="layout" draw:type="line" svg:x1="17.082cm" svg:y1="40.302cm" svg:x2="20.082cm" svg:y2="41.867cm" draw:start-shape="id40" draw:start-glue-point="2" draw:end-shape="id46" svg:d="m17082 40302 3000 1565">
          <text:p/>
        </draw:connector>
        <draw:circle draw:style-name="gr2" draw:text-style-name="P1" draw:id="id47" draw:layer="layout" svg:width="1.5cm" svg:height="1.5cm" svg:x="21.832cm" svg:y="41.867cm">
          <text:p text:style-name="P1">306</text:p>
        </draw:circle>
        <draw:connector draw:style-name="gr15" draw:text-style-name="P1" draw:layer="layout" draw:type="line" svg:x1="20.082cm" svg:y1="40.302cm" svg:x2="22.582cm" svg:y2="41.867cm" draw:start-shape="id41" draw:start-glue-point="2" draw:end-shape="id47" draw:end-glue-point="0" svg:d="m20082 40302 2500 1565">
          <text:p/>
        </draw:connector>
        <draw:circle draw:style-name="gr2" draw:text-style-name="P1" draw:id="id48" draw:layer="layout" svg:width="1.5cm" svg:height="1.5cm" svg:x="24.332cm" svg:y="38.802cm">
          <text:p text:style-name="P1">204</text:p>
        </draw:circle>
        <draw:connector draw:style-name="gr15" draw:text-style-name="P1" draw:layer="layout" draw:type="line" svg:x1="30.582cm" svg:y1="36.867cm" svg:x2="25.082cm" svg:y2="38.802cm" draw:start-shape="id38" draw:start-glue-point="2" draw:end-shape="id48" draw:end-glue-point="0" svg:d="m30582 36867-5500 1935">
          <text:p/>
        </draw:connector>
        <draw:circle draw:style-name="gr2" draw:text-style-name="P1" draw:id="id49" draw:layer="layout" svg:width="1.5cm" svg:height="1.5cm" svg:x="24.332cm" svg:y="41.867cm">
          <text:p text:style-name="P1">307</text:p>
        </draw:circle>
        <draw:circle draw:style-name="gr2" draw:text-style-name="P1" draw:id="id50" draw:layer="layout" svg:width="1.5cm" svg:height="1.5cm" svg:x="27.332cm" svg:y="41.867cm">
          <text:p text:style-name="P1">308</text:p>
        </draw:circle>
        <draw:connector draw:style-name="gr15" draw:text-style-name="P1" draw:layer="layout" draw:type="line" svg:x1="25.082cm" svg:y1="40.302cm" svg:x2="25.082cm" svg:y2="41.867cm" draw:start-shape="id48" draw:start-glue-point="2" draw:end-shape="id49" draw:end-glue-point="0" svg:d="m25082 40302v1565">
          <text:p/>
        </draw:connector>
        <draw:connector draw:style-name="gr15" draw:text-style-name="P1" draw:layer="layout" draw:type="line" svg:x1="25.082cm" svg:y1="40.302cm" svg:x2="28.082cm" svg:y2="41.867cm" draw:start-shape="id48" draw:start-glue-point="2" draw:end-shape="id50" draw:end-glue-point="0" svg:d="m25082 40302 3000 1565">
          <text:p/>
        </draw:connector>
        <draw:circle draw:style-name="gr2" draw:text-style-name="P1" draw:id="id61" draw:layer="layout" svg:width="1.5cm" svg:height="1.5cm" svg:x="24.332cm" svg:y="41.867cm">
          <text:p text:style-name="P1">307</text:p>
        </draw:circle>
        <draw:circle draw:style-name="gr2" draw:text-style-name="P1" draw:id="id51" draw:layer="layout" svg:width="1.5cm" svg:height="1.5cm" svg:x="29.832cm" svg:y="38.802cm">
          <text:p text:style-name="P1">205</text:p>
        </draw:circle>
        <draw:circle draw:style-name="gr2" draw:text-style-name="P1" draw:layer="layout" svg:width="1.5cm" svg:height="1.5cm" svg:x="29.832cm" svg:y="41.867cm">
          <text:p text:style-name="P1">307</text:p>
        </draw:circle>
        <draw:circle draw:style-name="gr16" draw:id="id53" draw:layer="layout" svg:width="1.5cm" svg:height="1.5cm" svg:x="32.832cm" svg:y="41.867cm">
          <text:p>310</text:p>
        </draw:circle>
        <draw:circle draw:style-name="gr16" draw:id="id52" draw:layer="layout" svg:width="1.5cm" svg:height="1.5cm" svg:x="29.832cm" svg:y="41.867cm">
          <text:p>309</text:p>
        </draw:circle>
        <draw:connector draw:style-name="gr15" draw:text-style-name="P1" draw:layer="layout" draw:type="line" svg:x1="30.582cm" svg:y1="36.867cm" svg:x2="30.582cm" svg:y2="38.802cm" draw:start-shape="id38" draw:start-glue-point="2" draw:end-shape="id51" draw:end-glue-point="0" svg:d="m30582 36867v1935">
          <text:p/>
        </draw:connector>
        <draw:connector draw:style-name="gr15" draw:text-style-name="P1" draw:layer="layout" draw:type="line" svg:x1="30.582cm" svg:y1="40.302cm" svg:x2="30.582cm" svg:y2="41.867cm" draw:start-shape="id51" draw:end-shape="id52" draw:end-glue-point="0" svg:d="m30582 40302v1565">
          <text:p/>
        </draw:connector>
        <draw:connector draw:style-name="gr15" draw:text-style-name="P1" draw:layer="layout" draw:type="line" svg:x1="30.582cm" svg:y1="40.302cm" svg:x2="33.582cm" svg:y2="41.867cm" draw:start-shape="id51" draw:start-glue-point="2" draw:end-shape="id53" svg:d="m30582 40302 3000 1565">
          <text:p/>
        </draw:connector>
        <draw:circle draw:style-name="gr2" draw:text-style-name="P1" draw:id="id55" draw:layer="layout" svg:width="1.5cm" svg:height="1.5cm" svg:x="19.332cm" svg:y="45.342cm">
          <text:p text:style-name="P1">401</text:p>
        </draw:circle>
        <draw:circle draw:style-name="gr6" draw:text-style-name="P1" draw:id="id54" draw:layer="layout" svg:width="1.5cm" svg:height="1.5cm" svg:x="42.832cm" svg:y="32.367cm">
          <text:p text:style-name="P1">999</text:p>
        </draw:circle>
        <draw:connector draw:style-name="gr4" draw:text-style-name="P1" draw:layer="layout" draw:type="line" svg:x1="43.582cm" svg:y1="33.867cm" svg:x2="30.582cm" svg:y2="38.802cm" draw:start-shape="id54" draw:start-glue-point="2" draw:end-shape="id51" draw:end-glue-point="0" svg:d="m43582 33867-13000 4935">
          <text:p/>
        </draw:connector>
        <draw:connector draw:style-name="gr15" draw:text-style-name="P1" draw:layer="layout" draw:type="line" svg:x1="30.582cm" svg:y1="43.367cm" svg:x2="20.082cm" svg:y2="45.342cm" draw:start-shape="id52" draw:start-glue-point="2" draw:end-shape="id55" draw:end-glue-point="0" svg:d="m30582 43367-10500 1975">
          <text:p/>
        </draw:connector>
        <draw:connector draw:style-name="gr15" draw:text-style-name="P1" draw:layer="layout" draw:type="line" svg:x1="8.582cm" svg:y1="43.367cm" svg:x2="20.082cm" svg:y2="45.342cm" draw:start-shape="id42" draw:start-glue-point="2" draw:end-shape="id55" svg:d="m8582 43367 11500 1975">
          <text:p/>
        </draw:connector>
        <draw:circle draw:style-name="gr2" draw:text-style-name="P1" draw:id="id56" draw:layer="layout" svg:width="1.5cm" svg:height="1.5cm" svg:x="35.098cm" svg:y="38.802cm">
          <text:p text:style-name="P1">206</text:p>
        </draw:circle>
        <draw:circle draw:style-name="gr2" draw:text-style-name="P1" draw:layer="layout" svg:width="1.5cm" svg:height="1.5cm" svg:x="35.098cm" svg:y="41.867cm">
          <text:p text:style-name="P1">307</text:p>
        </draw:circle>
        <draw:circle draw:style-name="gr2" draw:text-style-name="P1" draw:id="id57" draw:layer="layout" svg:width="1.5cm" svg:height="1.5cm" svg:x="38.098cm" svg:y="41.867cm">
          <text:p text:style-name="P1">312</text:p>
        </draw:circle>
        <draw:connector draw:style-name="gr15" draw:text-style-name="P1" draw:layer="layout" draw:type="line" svg:x1="35.848cm" svg:y1="40.302cm" svg:x2="38.848cm" svg:y2="41.867cm" draw:start-shape="id56" draw:start-glue-point="2" draw:end-shape="id57" draw:end-glue-point="0" svg:d="m35848 40302 3000 1565">
          <text:p/>
        </draw:connector>
        <draw:circle draw:style-name="gr2" draw:text-style-name="P1" draw:id="id58" draw:layer="layout" svg:width="1.5cm" svg:height="1.5cm" svg:x="35.098cm" svg:y="41.867cm">
          <text:p text:style-name="P1">311</text:p>
        </draw:circle>
        <draw:connector draw:style-name="gr15" draw:text-style-name="P1" draw:layer="layout" draw:type="line" svg:x1="35.848cm" svg:y1="40.308cm" svg:x2="35.848cm" svg:y2="41.867cm" draw:end-shape="id58" draw:end-glue-point="0" svg:d="m35848 40308v1559">
          <text:p/>
        </draw:connector>
        <draw:connector draw:style-name="gr15" draw:text-style-name="P1" draw:layer="layout" draw:type="line" svg:x1="30.582cm" svg:y1="36.867cm" svg:x2="35.848cm" svg:y2="38.802cm" draw:start-shape="id38" draw:start-glue-point="2" draw:end-shape="id56" draw:end-glue-point="0" svg:d="m30582 36867 5266 1935">
          <text:p/>
        </draw:connector>
        <draw:circle draw:style-name="gr9" draw:id="id60" draw:layer="layout" svg:width="1.5cm" svg:height="1.5cm" svg:x="24.332cm" svg:y="48.467cm">
          <text:p>501</text:p>
        </draw:circle>
        <draw:circle draw:style-name="gr9" draw:id="id59" draw:layer="layout" svg:width="1.5cm" svg:height="1.5cm" svg:x="24.332cm" svg:y="45.342cm">
          <draw:glue-point draw:id="4" svg:x="-5.006cm" svg:y="0.066cm"/>
          <text:p>402</text:p>
        </draw:circle>
        <draw:connector draw:style-name="gr15" draw:text-style-name="P1" draw:layer="layout" draw:type="line" svg:x1="25.082cm" svg:y1="46.842cm" svg:x2="25.082cm" svg:y2="48.467cm" draw:start-shape="id59" draw:start-glue-point="2" draw:end-shape="id60" draw:end-glue-point="0" svg:d="m25082 46842v1625">
          <text:p/>
        </draw:connector>
        <draw:connector draw:style-name="gr15" draw:text-style-name="P1" draw:layer="layout" draw:type="line" svg:x1="25.082cm" svg:y1="43.367cm" svg:x2="25.082cm" svg:y2="45.342cm" draw:start-shape="id61" draw:start-glue-point="2" draw:end-shape="id59" draw:end-glue-point="0" svg:d="m25082 43367v1975">
          <text:p/>
        </draw:connector>
        <draw:line draw:style-name="gr8" draw:text-style-name="P1" draw:layer="layout" svg:x1="5.832cm" svg:y1="34.967cm" svg:x2="51.332cm" svg:y2="34.967cm">
          <text:p/>
        </draw:line>
        <draw:circle draw:style-name="gr2" draw:text-style-name="P1" draw:id="id62" draw:layer="layout" svg:width="1.5cm" svg:height="1.5cm" svg:x="40.332cm" svg:y="38.802cm">
          <text:p text:style-name="P1">207</text:p>
        </draw:circle>
        <draw:circle draw:style-name="gr2" draw:text-style-name="P1" draw:layer="layout" svg:width="1.5cm" svg:height="1.5cm" svg:x="40.332cm" svg:y="41.867cm">
          <text:p text:style-name="P1">307</text:p>
        </draw:circle>
        <draw:circle draw:style-name="gr2" draw:text-style-name="P1" draw:id="id63" draw:layer="layout" svg:width="1.5cm" svg:height="1.5cm" svg:x="43.332cm" svg:y="41.867cm">
          <text:p text:style-name="P1">314</text:p>
        </draw:circle>
        <draw:connector draw:style-name="gr15" draw:text-style-name="P1" draw:layer="layout" draw:type="line" svg:x1="41.082cm" svg:y1="40.302cm" svg:x2="44.082cm" svg:y2="41.867cm" draw:start-shape="id62" draw:start-glue-point="2" draw:end-shape="id63" draw:end-glue-point="0" svg:d="m41082 40302 3000 1565">
          <text:p/>
        </draw:connector>
        <draw:circle draw:style-name="gr2" draw:text-style-name="P1" draw:id="id64" draw:layer="layout" svg:width="1.5cm" svg:height="1.5cm" svg:x="40.332cm" svg:y="41.867cm">
          <text:p text:style-name="P1">313</text:p>
        </draw:circle>
        <draw:connector draw:style-name="gr15" draw:text-style-name="P1" draw:layer="layout" draw:type="line" svg:x1="41.082cm" svg:y1="40.238cm" svg:x2="41.082cm" svg:y2="41.867cm" draw:end-shape="id64" draw:end-glue-point="0" svg:d="m41082 40238v1629">
          <text:p/>
        </draw:connector>
        <draw:connector draw:style-name="gr15" draw:text-style-name="P1" draw:layer="layout" draw:type="line" svg:x1="30.582cm" svg:y1="36.867cm" svg:x2="41.082cm" svg:y2="38.802cm" draw:start-shape="id38" draw:start-glue-point="2" draw:end-shape="id62" draw:end-glue-point="0" svg:d="m30582 36867 10500 1935">
          <text:p/>
        </draw:connector>
        <draw:circle draw:style-name="gr9" draw:id="id66" draw:layer="layout" svg:width="1.5cm" svg:height="1.5cm" svg:x="35.132cm" svg:y="48.467cm">
          <text:p>502</text:p>
        </draw:circle>
        <draw:circle draw:style-name="gr9" draw:id="id65" draw:layer="layout" svg:width="1.5cm" svg:height="1.5cm" svg:x="35.132cm" svg:y="45.342cm">
          <text:p>403</text:p>
        </draw:circle>
        <draw:connector draw:style-name="gr15" draw:text-style-name="P1" draw:layer="layout" draw:type="line" svg:x1="35.882cm" svg:y1="46.842cm" svg:x2="35.882cm" svg:y2="48.467cm" draw:start-shape="id65" draw:start-glue-point="2" draw:end-shape="id66" draw:end-glue-point="0" svg:d="m35882 46842v1625">
          <text:p/>
        </draw:connector>
        <draw:connector draw:style-name="gr15" draw:text-style-name="P1" draw:layer="layout" draw:type="line" svg:x1="35.848cm" svg:y1="43.367cm" svg:x2="35.882cm" svg:y2="45.342cm" draw:start-shape="id58" draw:start-glue-point="2" draw:end-shape="id65" draw:end-glue-point="0" svg:d="m35848 43367 34 1975">
          <text:p/>
        </draw:connector>
        <draw:circle draw:style-name="gr9" draw:id="id67" draw:layer="layout" svg:width="1.5cm" svg:height="1.5cm" svg:x="38.332cm" svg:y="48.467cm">
          <text:p>503</text:p>
        </draw:circle>
        <draw:connector draw:style-name="gr15" draw:text-style-name="P1" draw:layer="layout" draw:type="line" svg:x1="35.882cm" svg:y1="46.842cm" svg:x2="39.082cm" svg:y2="48.467cm" draw:start-shape="id65" draw:start-glue-point="2" draw:end-shape="id67" draw:end-glue-point="0" svg:d="m35882 46842 3200 1625">
          <text:p/>
        </draw:connector>
        <draw:connector draw:style-name="gr4" draw:text-style-name="P1" draw:layer="layout" draw:type="curve" draw:line-skew="-0.7cm" svg:x1="43.582cm" svg:y1="33.867cm" svg:x2="39.082cm" svg:y2="48.467cm" draw:start-shape="id54" draw:start-glue-point="2" draw:end-shape="id67" draw:end-glue-point="0" svg:d="m43582 33867c0 9900-4500 2600-4500 14600">
          <text:p/>
        </draw:connector>
        <draw:circle draw:style-name="gr17" draw:id="id68" draw:layer="layout" svg:width="1.5cm" svg:height="1.5cm" svg:x="45.332cm" svg:y="38.802cm">
          <text:p>208</text:p>
        </draw:circle>
        <draw:circle draw:style-name="gr17" draw:layer="layout" svg:width="1.5cm" svg:height="1.5cm" svg:x="45.332cm" svg:y="41.867cm">
          <text:p>307</text:p>
        </draw:circle>
        <draw:circle draw:style-name="gr16" draw:id="id69" draw:layer="layout" svg:width="1.5cm" svg:height="1.5cm" svg:x="48.332cm" svg:y="41.867cm">
          <text:p>316</text:p>
        </draw:circle>
        <draw:connector draw:style-name="gr15" draw:text-style-name="P1" draw:layer="layout" draw:type="line" svg:x1="46.082cm" svg:y1="40.302cm" svg:x2="49.082cm" svg:y2="41.867cm" draw:start-shape="id68" draw:start-glue-point="2" draw:end-shape="id69" draw:end-glue-point="0" svg:d="m46082 40302 3000 1565">
          <text:p/>
        </draw:connector>
        <draw:circle draw:style-name="gr17" draw:id="id70" draw:layer="layout" svg:width="1.5cm" svg:height="1.5cm" svg:x="45.332cm" svg:y="41.867cm">
          <text:p>315</text:p>
        </draw:circle>
        <draw:connector draw:style-name="gr18" draw:layer="layout" draw:type="line" svg:x1="46.082cm" svg:y1="40.238cm" svg:x2="46.082cm" svg:y2="41.867cm" draw:end-shape="id70" draw:end-glue-point="0" svg:d="m46082 40238v1629">
          <text:p/>
        </draw:connector>
        <draw:connector draw:style-name="gr4" draw:text-style-name="P1" draw:layer="layout" draw:type="curve" svg:x1="43.582cm" svg:y1="33.867cm" svg:x2="49.082cm" svg:y2="41.867cm" draw:start-shape="id54" draw:start-glue-point="2" draw:end-shape="id69" draw:end-glue-point="0" svg:d="m43582 33867c0 6000 5500 2000 5500 8000">
          <text:p/>
        </draw:connector>
        <draw:connector draw:style-name="gr15" draw:text-style-name="P1" draw:layer="layout" draw:type="line" svg:x1="30.582cm" svg:y1="36.867cm" svg:x2="46.082cm" svg:y2="38.802cm" draw:start-shape="id38" draw:start-glue-point="2" draw:end-shape="id68" draw:end-glue-point="0" svg:d="m30582 36867 15500 1935">
          <text:p/>
        </draw:connector>
        <draw:circle draw:style-name="gr2" draw:text-style-name="P1" draw:id="id72" draw:layer="layout" svg:width="1.5cm" svg:height="1.5cm" svg:x="52.4cm" svg:y="41.867cm">
          <text:p text:style-name="P1">306</text:p>
        </draw:circle>
        <draw:circle draw:style-name="gr3" draw:text-style-name="P1" draw:layer="layout" svg:width="1.5cm" svg:height="1.5cm" svg:x="56.232cm" svg:y="41.867cm">
          <text:p text:style-name="P1">306</text:p>
        </draw:circle>
        <draw:circle draw:style-name="gr17" draw:id="id71" draw:layer="layout" svg:width="1.5cm" svg:height="1.5cm" svg:x="52.4cm" svg:y="38.802cm">
          <text:p>209</text:p>
        </draw:circle>
        <draw:connector draw:style-name="gr15" draw:text-style-name="P1" draw:layer="layout" draw:type="line" svg:x1="53.15cm" svg:y1="40.302cm" svg:x2="53.15cm" svg:y2="41.867cm" draw:start-shape="id71" draw:start-glue-point="2" draw:end-shape="id72" draw:end-glue-point="0" svg:d="m53150 40302v1565">
          <text:p/>
        </draw:connector>
        <draw:connector draw:style-name="gr15" draw:text-style-name="P1" draw:layer="layout" draw:type="line" svg:x1="30.582cm" svg:y1="36.867cm" svg:x2="53.15cm" svg:y2="38.802cm" draw:end-shape="id71" draw:end-glue-point="0" svg:d="m30582 36867 22568 1935">
          <text:p/>
        </draw:connector>
        <draw:circle draw:style-name="gr9" draw:id="id73" draw:layer="layout" svg:width="1.5cm" svg:height="1.5cm" svg:x="52.4cm" svg:y="45.342cm">
          <text:p>404</text:p>
        </draw:circle>
        <draw:connector draw:style-name="gr15" draw:text-style-name="P1" draw:layer="layout" draw:type="line" svg:x1="53.15cm" svg:y1="43.367cm" svg:x2="53.15cm" svg:y2="45.342cm" draw:start-shape="id72" draw:start-glue-point="2" draw:end-shape="id73" draw:end-glue-point="0" svg:d="m53150 43367v1975">
          <text:p/>
        </draw:connector>
        <draw:line draw:style-name="gr19" draw:text-style-name="P1" draw:layer="layout" svg:x1="51.232cm" svg:y1="40.967cm" svg:x2="51.232cm" svg:y2="44.467cm">
          <text:p/>
        </draw:line>
        <draw:connector draw:style-name="gr20" draw:text-style-name="P1" draw:layer="layout" draw:type="curve" draw:line-skew="-11.302cm" svg:x1="29.832cm" svg:y1="36.117cm" svg:x2="19.332cm" svg:y2="46.092cm" draw:start-shape="id38" draw:start-glue-point="3" draw:end-shape="id55" draw:end-glue-point="3" svg:d="m29832 36117c-33454 0-28204 9975-10500 9975">
          <text:p/>
        </draw:connector>
        <draw:frame draw:style-name="gr21" draw:text-style-name="P2" draw:layer="layout" svg:width="33.875cm" svg:height="1.987cm" svg:x="5.177cm" svg:y="29.272cm">
          <draw:text-box>
            <text:p text:style-name="P2"><text:span text:style-name="T1">Special cases for "remove_code" function</text:span></text:p>
          </draw:text-box>
        </draw:frame>
        <draw:connector draw:style-name="gr13" draw:text-style-name="P1" draw:id="id74" draw:layer="layout" draw:type="curve" svg:x1="24.332cm" svg:y1="46.101cm" svg:x2="20.08cm" svg:y2="48.019cm" draw:start-shape="id59" draw:start-glue-point="4" svg:d="m24332 46101c-3564 0-1438 1918-4252 1918">
          <text:p/>
        </draw:connector>
        <draw:connector draw:style-name="gr14" draw:text-style-name="P1" draw:layer="layout" draw:type="curve" draw:line-skew="-14.355cm" svg:x1="29.832cm" svg:y1="36.117cm" svg:x2="20.08cm" svg:y2="48.019cm" draw:start-shape="id38" draw:start-glue-point="3" draw:end-shape="id74" draw:end-glue-point="3" svg:d="m29832 36117c-36912 0-32036 11902-9752 11902">
          <text:p/>
        </draw:connector>
        <draw:connector draw:style-name="gr14" draw:text-style-name="P1" draw:layer="layout" draw:type="curve" draw:line-skew="0cm -7.923cm" svg:x1="14.25cm" svg:y1="9.335cm" svg:x2="19.5cm" svg:y2="16.625cm" draw:start-shape="id2" draw:start-glue-point="0" draw:end-shape="id18" draw:end-glue-point="3" svg:d="m14250 9335c0-751-2462-626-4963 1384s-5046 5906 10213 5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Стили_20_стрелок_20_1" draw:display-name="Стили стрелок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1_11" style:display-name="111" style:family="graphic" style:parent-style-name="standard">
      <style:graphic-properties draw:fill="solid" draw:fill-color="#3deb3d" draw:textarea-horizontal-align="center" draw:textarea-vertical-align="middle"/>
      <style:paragraph-properties fo:text-align="center"/>
    </style:style>
    <style:style style:name="_32_22" style:display-name="222" style:family="graphic" style:parent-style-name="standard">
      <style:graphic-properties draw:fill="solid" draw:fill-color="#ff9966" draw:textarea-horizontal-align="center" draw:textarea-vertical-align="middle"/>
      <style:paragraph-properties fo:text-align="center"/>
    </style:style>
    <style:style style:name="_33_33" style:display-name="333" style:family="graphic" style:parent-style-name="standard">
      <style:graphic-properties svg:stroke-color="#808080" draw:fill="solid" draw:fill-color="#cccccc" draw:textarea-horizontal-align="center" draw:textarea-vertical-align="middle"/>
      <style:paragraph-properties fo:text-align="center"/>
    </style:style>
    <style:style style:name="_34_44" style:display-name="444" style:family="graphic" style:parent-style-name="standard">
      <style:graphic-properties draw:marker-end="Стили_20_стрелок_20_1" draw:fill="solid" draw:fill-color="#ccff00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6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elka </meta:initial-creator>
    <meta:creation-date>2010-03-02T06:45:06.54</meta:creation-date>
    <dc:date>2010-03-08T04:04:50.79</dc:date>
    <dc:creator>Belka </dc:creator>
    <meta:editing-duration>PT19H10M48S</meta:editing-duration>
    <meta:editing-cycles>8</meta:editing-cycles>
    <meta:generator>OpenOffice.org/3.1$Win32 OpenOffice.org_project/310m19$Build-9420</meta:generator>
    <meta:document-statistic meta:object-count="171"/>
  </office:meta>
</office:document-meta>
</file>